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Paragraph" style:list-style-name="WWNum1" style:family="paragraph"/>
    <style:style style:name="P3" style:parent-style-name="ListParagraph" style:list-style-name="WWNum1" style:family="paragraph"/>
    <style:style style:name="P4" style:parent-style-name="ListParagraph" style:list-style-name="WWNum1" style:family="paragraph"/>
    <style:style style:name="P5" style:parent-style-name="ListParagraph" style:list-style-name="WWNum1" style:family="paragraph"/>
    <style:style style:name="P6" style:parent-style-name="ListParagraph" style:list-style-name="WWNum1" style:family="paragraph"/>
    <style:style style:name="P7" style:parent-style-name="ListParagraph" style:list-style-name="WWNum1" style:family="paragraph"/>
    <style:style style:name="P8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  <style:style style:name="P9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  <style:style style:name="P10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  <style:style style:name="T11" style:parent-style-name="DefaultParagraphFont" style:family="text">
      <style:text-properties style:font-name="Segoe UI Emoji" style:font-name-asian="Segoe UI Emoji" style:font-name-complex="Segoe UI Emoji"/>
    </style:style>
    <style:style style:name="P12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</office:automatic-styles>
  <office:body>
    <office:text text:use-soft-page-breaks="true">
      <text:p text:style-name="P1">VARDAS : Robertas</text:p>
      <text:p text:style-name="Standard">TEMA : Edukacija<text:line-break/><text:line-break/>PROJEKTO APRASYMAS (Informacija apie edukacijos pramogas vaikams ir suaugusiems . Ikeliant foto ir video, ir kitus aprasymus. Isdalinant edukacijas į atskirus 5-7 puslapius. Nuorodos is<text:s/>pagrindinio į Katinai, oziai, miskas, pirtis,velnio lasai ir gal dar kazka. ) :<text:line-break/><text:line-break/>DARBO PLANAS :</text:p>
      <text:list text:style-name="WWNum1">
        <text:list-item text:start-value="1">
          <text:p text:style-name="P2">Susikurti GitHub repozitoriją 09-23</text:p>
        </text:list-item>
        <text:list-item>
          <text:p text:style-name="P3">Susikurti Github puslapi</text:p>
        </text:list-item>
        <text:list-item>
          <text:p text:style-name="P4">susikurti atskirus puslapius atskiroms pramogoms</text:p>
        </text:list-item>
        <text:list-item>
          <text:p text:style-name="P5">Pagrindinis puslapis: trumpas aprasymas apie pramogas, nuorodos į pramogas. Ir paskutiniai 3 atsiliepimai. Su nuotraukom</text:p>
        </text:list-item>
        <text:list-item>
          <text:p text:style-name="P6">Atskiri puslapiai apie skirtingas pramogas.</text:p>
        </text:list-item>
        <text:list-item>
          <text:p text:style-name="P7">Prilietus gyvuno foto pele, pasikeistu foto į kita kokia linksmesne</text:p>
        </text:list-item>
      </text:list>
      <text:p text:style-name="Normal">Didelis mygtukas NORIU su rezervacija...<text:line-break/><text:line-break/>SAVAITGALIO UŽDUOTYS :<text:s/></text:p>
      <text:list text:style-name="LFO3">
        <text:list-item text:start-value="1">
          <text:p text:style-name="P8">Padarykite Pramogų nuotraukų albumą pagal pavyzdį :<text:s/><text:line-break/>https://www.w3schools.com/howto/howto_js_slideshow.asp<text:line-break/></text:p>
        </text:list-item>
      </text:list>
      <text:list text:style-name="LFO3" text:continue-numbering="true">
        <text:list-item>
          <text:p text:style-name="P9">Savo darbe panaudokite CSS :onhover būseną, padarykite taip, kad užvedus pelytę ant nuorodos arba mygtuko jis pasikeistų (pašviesėtų patamsėtų ar panašiai).<text:line-break/></text:p>
        </text:list-item>
      </text:list>
      <text:list text:style-name="LFO3" text:continue-numbering="true">
        <text:list-item>
          <text:p text:style-name="P10">Sukurti papildomą “slaptą” puslapį į kurį nuorodą paslėptume savo puslapyje atidžiausiems lankytojams<text:s/><text:span text:style-name="T11">😊</text:span><text:line-break/></text:p>
        </text:list-item>
      </text:list>
      <text:list text:style-name="LFO3" text:continue-numbering="true">
        <text:list-item>
          <text:p text:style-name="P12">Slaptą nuorodą paslėpti po elementu. Ant jo užvedus pelytę elementas turi pasitraukti į šoną ir parodyti kokia už jo yra paslėpta nuoroda.<text:line-break/><text:line-break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etraška Jonas</meta:initial-creator>
    <dc:creator>Petraška Jonas</dc:creator>
    <meta:creation-date>2021-09-23T14:55:00Z</meta:creation-date>
    <dc:date>2021-09-24T14:45:00Z</dc:date>
    <meta:template xlink:href="Normal.dotm" xlink:type="simple"/>
    <meta:editing-cycles>8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5" meta:character-count="1240" meta:row-count="8" meta:non-whitespace-character-count="1057"/>
  </office:meta>
</office:document-meta>
</file>